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d07ad" officeooo:paragraph-rsid="001d07ad"/>
    </style:style>
    <style:style style:name="P2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40bd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3992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3bd54" officeooo:paragraph-rsid="00240bd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240bd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240bd3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240bd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0c9218" officeooo:paragraph-rsid="00240bd3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1551a" officeooo:paragraph-rsid="00240bd3"/>
    </style:style>
    <style:style style:name="P10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adde" officeooo:paragraph-rsid="00240bd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27685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3992a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240bd3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2594bb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1564b1" officeooo:paragraph-rsid="00240bd3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1564b1" officeooo:paragraph-rsid="002594bb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1564b1" officeooo:paragraph-rsid="003992a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564b1" officeooo:paragraph-rsid="002594bb"/>
    </style:style>
    <style:style style:name="P19" style:family="paragraph" style:parent-style-name="Standard">
      <style:text-properties style:font-name="Liberation Serif" officeooo:rsid="001564b1" officeooo:paragraph-rsid="003992a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15f582" officeooo:paragraph-rsid="002bb19a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40bd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3992a4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162273" officeooo:paragraph-rsid="00240bd3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162273" officeooo:paragraph-rsid="003992a4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2606e0" officeooo:paragraph-rsid="00240bd3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2606e0" officeooo:paragraph-rsid="00240bd3" style:font-size-asian="12pt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officeooo:rsid="002606e0" officeooo:paragraph-rsid="00240bd3" style:font-size-asian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29608b" officeooo:paragraph-rsid="0029608b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2a2c6c" officeooo:paragraph-rsid="002a2c6c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2a2c6c" officeooo:paragraph-rsid="002a2c6c"/>
    </style:style>
    <style:style style:name="P31" style:family="paragraph" style:parent-style-name="Standard">
      <style:paragraph-properties fo:text-align="justify" style:justify-single-word="false"/>
      <style:text-properties officeooo:paragraph-rsid="00240bd3"/>
    </style:style>
    <style:style style:name="P32" style:family="paragraph" style:parent-style-name="Standard">
      <style:paragraph-properties fo:text-align="justify" style:justify-single-word="false"/>
      <style:text-properties officeooo:paragraph-rsid="00396586"/>
    </style:style>
    <style:style style:name="P33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1f49e9" officeooo:paragraph-rsid="00240bd3" style:font-size-asian="12p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Serif" fo:font-size="12pt" style:text-underline-style="solid" style:text-underline-width="auto" style:text-underline-color="font-color" fo:font-weight="bold" officeooo:rsid="001f49e9" officeooo:paragraph-rsid="00240bd3" style:font-size-asian="12pt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underline-style="none" officeooo:rsid="001a7929" officeooo:paragraph-rsid="002594bb"/>
    </style:style>
    <style:style style:name="P36" style:family="paragraph" style:parent-style-name="Standard">
      <style:paragraph-properties fo:text-align="center" style:justify-single-word="false"/>
      <style:text-properties style:text-underline-style="none" officeooo:rsid="001c293c" officeooo:paragraph-rsid="002594bb"/>
    </style:style>
    <style:style style:name="P37" style:family="paragraph" style:parent-style-name="Standard">
      <style:paragraph-properties fo:text-align="center" style:justify-single-word="false"/>
      <style:text-properties style:text-position="sub 58%" style:font-name="Liberation Serif1" style:text-underline-style="none" officeooo:rsid="001c293c" officeooo:paragraph-rsid="002594bb"/>
    </style:style>
    <style:style style:name="P38" style:family="paragraph" style:parent-style-name="Standard">
      <style:paragraph-properties fo:text-align="justify" style:justify-single-word="false"/>
      <style:text-properties style:font-name="Liberation Serif" officeooo:rsid="00162273" officeooo:paragraph-rsid="00240bd3"/>
    </style:style>
    <style:style style:name="P39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25993" officeooo:paragraph-rsid="003992a4" style:font-weight-asian="bold" style:font-weight-complex="bold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Liberation Serif" officeooo:rsid="001564b1" officeooo:paragraph-rsid="003992a4"/>
    </style:style>
    <style:style style:name="P41" style:family="paragraph" style:parent-style-name="Standard">
      <style:text-properties style:font-name="Liberation Serif" officeooo:rsid="001564b1" officeooo:paragraph-rsid="003c45a2"/>
    </style:style>
    <style:style style:name="P42" style:family="paragraph" style:parent-style-name="Standard" style:list-style-name="L1">
      <style:paragraph-properties fo:text-align="justify" style:justify-single-word="false"/>
      <style:text-properties officeooo:paragraph-rsid="00240bd3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240bd3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30cf54"/>
    </style:style>
    <style:style style:name="P45" style:family="paragraph" style:parent-style-name="Standard" style:list-style-name="L3">
      <style:paragraph-properties fo:text-align="justify" style:justify-single-word="false"/>
      <style:text-properties officeooo:paragraph-rsid="003992a4"/>
    </style:style>
    <style:style style:name="P46" style:family="paragraph" style:parent-style-name="Standard" style:list-style-name="L4">
      <style:paragraph-properties fo:text-align="justify" style:justify-single-word="false"/>
      <style:text-properties officeooo:paragraph-rsid="003992a4"/>
    </style:style>
    <style:style style:name="P47" style:family="paragraph" style:parent-style-name="Standard" style:list-style-name="L5">
      <style:paragraph-properties fo:text-align="justify" style:justify-single-word="false"/>
      <style:text-properties officeooo:paragraph-rsid="003992a4"/>
    </style:style>
    <style:style style:name="P48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396586" officeooo:paragraph-rsid="00396586" style:font-size-asian="12pt" style:font-weight-asian="normal" style:font-weight-complex="normal"/>
    </style:style>
    <style:style style:name="P49" style:family="paragraph" style:parent-style-name="Standard" style:list-style-name="L6">
      <style:paragraph-properties fo:text-align="justify" style:justify-single-word="false"/>
      <style:text-properties officeooo:rsid="003d7c6c" officeooo:paragraph-rsid="003992a4"/>
    </style:style>
    <style:style style:name="T1" style:family="text">
      <style:text-properties officeooo:rsid="001c293c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style:font-name="Liberation Serif1" officeooo:rsid="001d07ad"/>
    </style:style>
    <style:style style:name="T5" style:family="text">
      <style:text-properties style:text-position="sub 58%" style:text-underline-style="none" officeooo:rsid="001c293c"/>
    </style:style>
    <style:style style:name="T6" style:family="text">
      <style:text-properties style:text-position="sub 58%" style:text-underline-style="none" officeooo:rsid="00276852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text-underline-style="none" officeooo:rsid="001c293c"/>
    </style:style>
    <style:style style:name="T10" style:family="text">
      <style:text-properties style:text-underline-style="none" officeooo:rsid="001c293c"/>
    </style:style>
    <style:style style:name="T11" style:family="text">
      <style:text-properties style:text-underline-style="none" officeooo:rsid="001a7929"/>
    </style:style>
    <style:style style:name="T12" style:family="text">
      <style:text-properties style:text-underline-style="none" officeooo:rsid="001f1278"/>
    </style:style>
    <style:style style:name="T13" style:family="text">
      <style:text-properties style:text-underline-style="none" officeooo:rsid="001d07ad"/>
    </style:style>
    <style:style style:name="T14" style:family="text">
      <style:text-properties style:text-underline-style="none" officeooo:rsid="00276852"/>
    </style:style>
    <style:style style:name="T15" style:family="text">
      <style:text-properties style:text-underline-style="none" officeooo:rsid="0029608b"/>
    </style:style>
    <style:style style:name="T16" style:family="text">
      <style:text-properties style:text-underline-style="none" officeooo:rsid="002a2c6c"/>
    </style:style>
    <style:style style:name="T17" style:family="text">
      <style:text-properties style:text-underline-style="none" officeooo:rsid="002efea7"/>
    </style:style>
    <style:style style:name="T18" style:family="text">
      <style:text-properties officeooo:rsid="0014dcc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9adde" style:font-weight-asian="normal" style:font-weight-complex="normal"/>
    </style:style>
    <style:style style:name="T21" style:family="text">
      <style:text-properties fo:font-weight="normal" officeooo:rsid="001f49e9" style:font-weight-asian="normal" style:font-weight-complex="normal"/>
    </style:style>
    <style:style style:name="T22" style:family="text">
      <style:text-properties fo:font-weight="normal" officeooo:rsid="002e4232" style:font-weight-asian="normal" style:font-weight-complex="normal"/>
    </style:style>
    <style:style style:name="T23" style:family="text">
      <style:text-properties fo:font-weight="normal" officeooo:rsid="0023bd54" style:font-weight-asian="normal" style:font-weight-complex="normal"/>
    </style:style>
    <style:style style:name="T24" style:family="text">
      <style:text-properties fo:font-weight="normal" officeooo:rsid="002594bb" style:font-weight-asian="normal" style:font-weight-complex="normal"/>
    </style:style>
    <style:style style:name="T25" style:family="text">
      <style:text-properties fo:font-weight="normal" officeooo:rsid="00276852" style:font-weight-asian="normal" style:font-weight-complex="normal"/>
    </style:style>
    <style:style style:name="T26" style:family="text">
      <style:text-properties officeooo:rsid="0032640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594bb" style:font-weight-asian="bold" style:font-weight-complex="bold"/>
    </style:style>
    <style:style style:name="T29" style:family="text">
      <style:text-properties officeooo:rsid="00162273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125993"/>
    </style:style>
    <style:style style:name="T32" style:family="text">
      <style:text-properties style:text-underline-style="solid" style:text-underline-width="auto" style:text-underline-color="font-color" officeooo:rsid="00162273"/>
    </style:style>
    <style:style style:name="T33" style:family="text">
      <style:text-properties style:text-underline-style="solid" style:text-underline-width="auto" style:text-underline-color="font-color" officeooo:rsid="001868ae"/>
    </style:style>
    <style:style style:name="T34" style:family="text">
      <style:text-properties style:text-underline-style="solid" style:text-underline-width="auto" style:text-underline-color="font-color" officeooo:rsid="00276852"/>
    </style:style>
    <style:style style:name="T35" style:family="text">
      <style:text-properties style:text-underline-style="solid" style:text-underline-width="auto" style:text-underline-color="font-color" officeooo:rsid="003992a4"/>
    </style:style>
    <style:style style:name="T36" style:family="text">
      <style:text-properties style:font-name="Liberation Serif" officeooo:rsid="001564b1"/>
    </style:style>
    <style:style style:name="T37" style:family="text">
      <style:text-properties style:font-name="Liberation Serif" fo:font-style="italic" officeooo:rsid="001564b1" style:font-style-asian="italic" style:font-style-complex="italic"/>
    </style:style>
    <style:style style:name="T38" style:family="text">
      <style:text-properties style:font-name="Liberation Serif" fo:font-style="italic" officeooo:rsid="00162273" style:font-style-asian="italic" style:font-style-complex="italic"/>
    </style:style>
    <style:style style:name="T39" style:family="text">
      <style:text-properties style:font-name="Liberation Serif" fo:font-style="italic" officeooo:rsid="00303236" style:font-style-asian="italic" style:font-style-complex="italic"/>
    </style:style>
    <style:style style:name="T40" style:family="text">
      <style:text-properties style:font-name="Liberation Serif" fo:font-style="italic" officeooo:rsid="0030cf54" style:font-style-asian="italic" style:font-style-complex="italic"/>
    </style:style>
    <style:style style:name="T41" style:family="text">
      <style:text-properties style:font-name="Liberation Serif" fo:font-style="italic" officeooo:rsid="002606e0" style:font-style-asian="italic" style:font-style-complex="italic"/>
    </style:style>
    <style:style style:name="T42" style:family="text">
      <style:text-properties style:font-name="Liberation Serif" fo:font-style="italic" officeooo:rsid="003aa1ce" style:font-style-asian="italic" style:font-style-complex="italic"/>
    </style:style>
    <style:style style:name="T43" style:family="text">
      <style:text-properties style:font-name="Liberation Serif" fo:font-style="italic" officeooo:rsid="003bc403" style:font-style-asian="italic" style:font-style-complex="italic"/>
    </style:style>
    <style:style style:name="T44" style:family="text">
      <style:text-properties style:font-name="Liberation Serif" fo:font-style="italic" officeooo:rsid="003f1bee" style:font-style-asian="italic" style:font-style-complex="italic"/>
    </style:style>
    <style:style style:name="T45" style:family="text">
      <style:text-properties style:font-name="Liberation Serif" fo:font-style="italic" officeooo:rsid="003bfc48" style:font-style-asian="italic" style:font-style-complex="italic"/>
    </style:style>
    <style:style style:name="T46" style:family="text">
      <style:text-properties style:font-name="Liberation Serif" officeooo:rsid="00162273"/>
    </style:style>
    <style:style style:name="T47" style:family="text">
      <style:text-properties style:font-name="Liberation Serif" style:text-underline-style="solid" style:text-underline-width="auto" style:text-underline-color="font-color" fo:font-weight="bold" officeooo:rsid="0023bd54" style:font-weight-asian="bold" style:font-weight-complex="bold"/>
    </style:style>
    <style:style style:name="T48" style:family="text">
      <style:text-properties style:font-name="Liberation Serif" style:text-underline-style="solid" style:text-underline-width="auto" style:text-underline-color="font-color" fo:font-weight="bold" officeooo:rsid="00283a1f" style:font-weight-asian="bold" style:font-weight-complex="bold"/>
    </style:style>
    <style:style style:name="T49" style:family="text">
      <style:text-properties style:font-name="Liberation Serif" officeooo:rsid="00303236"/>
    </style:style>
    <style:style style:name="T50" style:family="text">
      <style:text-properties style:font-name="Liberation Serif" officeooo:rsid="0030cf54"/>
    </style:style>
    <style:style style:name="T51" style:family="text">
      <style:text-properties style:font-name="Liberation Serif" fo:font-size="12pt" style:text-underline-style="none" fo:font-weight="normal" officeooo:rsid="00162273" style:font-size-asian="12pt" style:font-weight-asian="normal" style:font-weight-complex="normal"/>
    </style:style>
    <style:style style:name="T52" style:family="text">
      <style:text-properties style:font-name="Liberation Serif" fo:font-size="12pt" style:text-underline-style="none" fo:font-weight="normal" officeooo:rsid="00396586" style:font-size-asian="12pt" style:font-weight-asian="normal" style:font-weight-complex="normal"/>
    </style:style>
    <style:style style:name="T53" style:family="text">
      <style:text-properties style:font-name="Liberation Serif" fo:font-size="12pt" fo:font-style="italic" style:text-underline-style="none" fo:font-weight="normal" officeooo:rsid="00396586" style:font-size-asian="12pt" style:font-style-asian="italic" style:font-weight-asian="normal" style:font-style-complex="italic" style:font-weight-complex="normal"/>
    </style:style>
    <style:style style:name="T54" style:family="text">
      <style:text-properties style:font-name="Liberation Serif" officeooo:rsid="0031b49c"/>
    </style:style>
    <style:style style:name="T55" style:family="text">
      <style:text-properties style:font-name="Liberation Serif" officeooo:rsid="0031e9ec"/>
    </style:style>
    <style:style style:name="T56" style:family="text">
      <style:text-properties style:font-name="Liberation Serif" officeooo:rsid="003aa1ce"/>
    </style:style>
    <style:style style:name="T57" style:family="text">
      <style:text-properties style:font-name="Liberation Serif" officeooo:rsid="003bc403"/>
    </style:style>
    <style:style style:name="T58" style:family="text">
      <style:text-properties style:font-name="Liberation Serif" officeooo:rsid="003f1bee"/>
    </style:style>
    <style:style style:name="T59" style:family="text">
      <style:text-properties style:font-name="Liberation Serif" officeooo:rsid="003bfc48"/>
    </style:style>
    <style:style style:name="T60" style:family="text">
      <style:text-properties style:font-name="LiberationSerif" fo:font-size="12pt" style:font-size-asian="12pt"/>
    </style:style>
    <style:style style:name="T61" style:family="text">
      <style:text-properties style:font-name="LiberationSerif" fo:font-size="12pt" officeooo:rsid="002606e0" style:font-size-asian="12pt"/>
    </style:style>
    <style:style style:name="T62" style:family="text">
      <style:text-properties style:font-name="LiberationSerif" fo:font-size="12pt" officeooo:rsid="002adbf5" style:font-size-asian="12pt"/>
    </style:style>
    <style:style style:name="T63" style:family="text">
      <style:text-properties style:font-name="LiberationSerif" fo:font-size="12pt" officeooo:rsid="002cb05a" style:font-size-asian="12pt"/>
    </style:style>
    <style:style style:name="T64" style:family="text">
      <style:text-properties style:font-name="LiberationSerif" fo:font-size="12pt" officeooo:rsid="002e4232" style:font-size-asian="12pt"/>
    </style:style>
    <style:style style:name="T65" style:family="text">
      <style:text-properties style:font-name="LiberationSerif" fo:font-size="12pt" officeooo:rsid="0032640d" style:font-size-asian="12pt"/>
    </style:style>
    <style:style style:name="T66" style:family="text">
      <style:text-properties style:font-name="LiberationSerif" fo:font-size="12pt" officeooo:rsid="0031ed24" style:font-size-asian="12pt"/>
    </style:style>
    <style:style style:name="T67" style:family="text">
      <style:text-properties style:font-name="LiberationSerif" fo:font-size="12pt" officeooo:rsid="00339862" style:font-size-asian="12pt"/>
    </style:style>
    <style:style style:name="T68" style:family="text">
      <style:text-properties style:font-name="LiberationSerif" fo:font-size="12pt" officeooo:rsid="00350535" style:font-size-asian="12pt"/>
    </style:style>
    <style:style style:name="T69" style:family="text">
      <style:text-properties style:font-name="LiberationSerif" fo:font-size="12pt" officeooo:rsid="00396586" style:font-size-asian="12pt"/>
    </style:style>
    <style:style style:name="T70" style:family="text">
      <style:text-properties style:font-name="LiberationSerif" fo:font-size="12pt" fo:font-weight="normal" officeooo:rsid="002e4232" style:font-size-asian="12pt" style:font-weight-asian="normal" style:font-weight-complex="normal"/>
    </style:style>
    <style:style style:name="T71" style:family="text">
      <style:text-properties style:font-name="LiberationSerif" fo:font-size="12pt" fo:font-weight="normal" officeooo:rsid="001f49e9" style:font-size-asian="12pt" style:font-weight-asian="normal" style:font-weight-complex="normal"/>
    </style:style>
    <style:style style:name="T72" style:family="text">
      <style:text-properties style:font-name="LiberationSerif" fo:font-size="12pt" fo:font-weight="normal" officeooo:rsid="0023bd54" style:font-size-asian="12pt" style:font-weight-asian="normal" style:font-weight-complex="normal"/>
    </style:style>
    <style:style style:name="T73" style:family="text">
      <style:text-properties style:font-name="LiberationSerif" fo:font-size="12pt" fo:font-weight="normal" officeooo:rsid="0035a0b6" style:font-size-asian="12pt" style:font-weight-asian="normal" style:font-weight-complex="normal"/>
    </style:style>
    <style:style style:name="T74" style:family="text">
      <style:text-properties style:font-name="LiberationSerif" fo:font-size="12pt" style:text-underline-style="none" fo:font-weight="bold" officeooo:rsid="0032640d" style:font-size-asian="12pt" style:font-weight-asian="bold" style:font-weight-complex="bold"/>
    </style:style>
    <style:style style:name="T75" style:family="text">
      <style:text-properties style:font-name="LiberationSerif" fo:font-size="12pt" style:text-underline-style="none" fo:font-weight="normal" officeooo:rsid="0032640d" style:font-size-asian="12pt" style:font-weight-asian="normal" style:font-weight-complex="normal"/>
    </style:style>
    <style:style style:name="T76" style:family="text">
      <style:text-properties style:font-name="LiberationSerif" fo:font-size="12pt" style:text-underline-style="none" fo:font-weight="normal" officeooo:rsid="0034bf0b" style:font-size-asian="12pt" style:font-weight-asian="normal" style:font-weight-complex="normal"/>
    </style:style>
    <style:style style:name="T77" style:family="text">
      <style:text-properties style:font-name="LiberationSerif" fo:font-size="12pt" style:text-underline-style="none" fo:font-weight="normal" officeooo:rsid="00378766" style:font-size-asian="12pt" style:font-weight-asian="normal" style:font-weight-complex="normal"/>
    </style:style>
    <style:style style:name="T78" style:family="text">
      <style:text-properties style:font-name="LiberationSerif" fo:font-size="12pt" style:text-underline-style="none" fo:font-weight="normal" officeooo:rsid="00396586" style:font-size-asian="12pt" style:font-weight-asian="normal" style:font-weight-complex="normal"/>
    </style:style>
    <style:style style:name="T79" style:family="text">
      <style:text-properties style:font-name="LiberationSerif" fo:font-size="12pt" style:text-underline-style="none" fo:font-weight="normal" officeooo:rsid="003739f9" style:font-size-asian="12pt" style:font-weight-asian="normal" style:font-weight-complex="normal"/>
    </style:style>
    <style:style style:name="T80" style:family="text">
      <style:text-properties officeooo:rsid="002594bb"/>
    </style:style>
    <style:style style:name="T81" style:family="text">
      <style:text-properties officeooo:rsid="00276852"/>
    </style:style>
    <style:style style:name="T82" style:family="text">
      <style:text-properties officeooo:rsid="001a7929"/>
    </style:style>
    <style:style style:name="T83" style:family="text">
      <style:text-properties officeooo:rsid="0029608b"/>
    </style:style>
    <style:style style:name="T84" style:family="text">
      <style:text-properties fo:font-style="italic" officeooo:rsid="00162273" style:font-style-asian="italic" style:font-style-complex="italic"/>
    </style:style>
    <style:style style:name="T85" style:family="text">
      <style:text-properties fo:font-style="italic" officeooo:rsid="003992a4" style:font-style-asian="italic" style:font-style-complex="italic"/>
    </style:style>
    <style:style style:name="T86" style:family="text">
      <style:text-properties officeooo:rsid="002fa46f"/>
    </style:style>
    <style:style style:name="T87" style:family="text">
      <style:text-properties officeooo:rsid="003992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eño <text:span text:style-name="T18">Tests Paramétricos</text:span></text:p>
      <text:p text:style-name="P8"/>
      <text:p text:style-name="P2"/>
      <text:p text:style-name="P4">Test paramétrico de <text:span text:style-name="T80">análisis de varianza</text:span></text:p>
      <text:p text:style-name="P9"/>
      <text:p text:style-name="P2">Introducción</text:p>
      <text:p text:style-name="P2"/>
      <text:p text:style-name="P10">Cuando los datos obtenidos de la aplicación de los algoritmos de aprendizaje automático cumplen las características de independencia, normalidad u homocedasticidad podemos hablar de tests paramétricos.</text:p>
      <text:p text:style-name="P14"><text:span text:style-name="T19"><text:tab/></text:span><text:span text:style-name="T24">El</text:span><text:span text:style-name="T19"> siguiente test paramétrico </text:span><text:span text:style-name="T25">analiza las</text:span><text:span text:style-name="T19"> </text:span><text:span text:style-name="T24">medias obtenidas por K algoritmos para contrastar si existen diferencias significativas entre ellas o si por el contrario se pueden considerar iguales a un nivel de significancia dado.</text:span></text:p>
      <text:p text:style-name="P13"><text:span text:style-name="T20"><text:tab/></text:span><text:span text:style-name="T21">En este </text:span><text:span text:style-name="T22">punto</text:span><text:span text:style-name="T21">, se expone primeramente una breve explicación sobre </text:span><text:span text:style-name="T24">el</text:span><text:span text:style-name="T21"> test paramétrico de </text:span><text:span text:style-name="T24">análisis de varianza</text:span><text:span text:style-name="T21"> implementado en la plataforma web y luego se detalla el diseño de l</text:span><text:span text:style-name="T23">a</text:span><text:span text:style-name="T21"> </text:span><text:span text:style-name="T23">funci</text:span><text:span text:style-name="T24">ón</text:span><text:span text:style-name="T23"> </text:span><text:span text:style-name="T21">de</text:span><text:span text:style-name="T24">l</text:span><text:span text:style-name="T21"> test </text:span><text:span text:style-name="T23">(prototipo y valores devueltos)</text:span><text:span text:style-name="T21">.</text:span></text:p>
      <text:p text:style-name="P10"/>
      <text:p text:style-name="P5"><text:span text:style-name="T26">E</text:span>xplicación <text:span text:style-name="T26">general </text:span>de<text:span text:style-name="T80">l</text:span> test</text:p>
      <text:p text:style-name="P6"/>
      <text:p text:style-name="P16"><text:span text:style-name="T27">Test de </text:span><text:span text:style-name="T28">ANOVA (1 vía)</text:span>: <text:span text:style-name="T11">El análisis de la varianza </text:span><text:span text:style-name="T12">de un criterio o vía ANOVA</text:span><text:span text:style-name="T11">, se utiliza para la contrastar la hipótesis nula de que las medias de distintas poblaciones </text:span><text:span text:style-name="T12">o muestras </text:span><text:span text:style-name="T11">coinciden. </text:span><text:span text:style-name="T12">Para ello, analiza la variación </text:span><text:span text:style-name="T15">total (respecto a la media general o media de medias), </text:span><text:span text:style-name="T17">la variación </text:span><text:span text:style-name="T12">entre muestras </text:span><text:span text:style-name="T14">(entre tratamientos) </text:span><text:span text:style-name="T12">y la variación en el interior de las </text:span><text:span text:style-name="T17">muestras</text:span><text:span text:style-name="T12"> </text:span><text:span text:style-name="T14">(dentro del tratamiento o variación del error) </text:span><text:span text:style-name="T12">mediante el c</text:span><text:span text:style-name="T16">á</text:span><text:span text:style-name="T12">lculo de las varianzas. </text:span><text:span text:style-name="T11">Si nos centramos en la plataforma web, este test paramétrico servirá para contrastar la hipótesis nula de que las medias en l</text:span><text:span text:style-name="T10">os resultados</text:span><text:span text:style-name="T11"> obtenid</text:span><text:span text:style-name="T10">o</text:span><text:span text:style-name="T11">s por </text:span><text:span text:style-name="T13">K</text:span><text:span text:style-name="T11"> algoritmos aplicados a </text:span><text:span text:style-name="T13">N diferentes</text:span><text:span text:style-name="T11"> problemas sean iguales:</text:span></text:p>
      <text:p text:style-name="P35"/>
      <text:p text:style-name="P36">H<text:span text:style-name="T2">0 </text:span><text:span text:style-name="T7">= </text:span><text:span text:style-name="T8">μ</text:span><text:span text:style-name="T3">1</text:span><text:span text:style-name="T8"> + μ</text:span><text:span text:style-name="T3">2</text:span><text:span text:style-name="T8"> + μ</text:span><text:span text:style-name="T3">3</text:span><text:span text:style-name="T8"> + μ</text:span><text:span text:style-name="T3">4</text:span><text:span text:style-name="T8"> + μ</text:span><text:span text:style-name="T4">k</text:span></text:p>
      <text:p text:style-name="P37"/>
      <text:p text:style-name="P18"><text:span text:style-name="T10">H</text:span><text:span text:style-name="T6">1</text:span><text:span text:style-name="T5"> </text:span><text:span text:style-name="T9">= </text:span><text:span text:style-name="T1">No todas las medias poblacionales son iguales.</text:span></text:p>
      <text:p text:style-name="P28"/>
      <text:p text:style-name="P29"><text:tab/>Luego, se determinan los cuadrados medios (variaciones o suma de cuadrados / grados de libertad) y con estos datos se halla el estadístico, que se distribuye como una distribución F con K-1 y (K*N)-K grados de libertad.</text:p>
      <text:p text:style-name="P20"><text:tab/>Por último, el cálculo del p_valor <text:span text:style-name="T29">(</text:span>la probabilidad de obtener un valor al menos tan extremo como <text:span text:style-name="T29">el estadístico hallado anteriormente suponiendo la hipótesis nula cierta) nos indicará la veracidad o falsedad de dicha hipótesis (en caso de que el p_valor sea menor que el nivel de significancia proporcionado).</text:span></text:p>
      <text:p text:style-name="P30"/>
      <text:p text:style-name="P21"><text:span text:style-name="T31">D</text:span><text:span text:style-name="T30">iseño</text:span></text:p>
      <text:p text:style-name="P2"/>
      <text:p text:style-name="P11">El diseño de<text:span text:style-name="T81">l</text:span> test paramétrico de <text:span text:style-name="T82">análisis de varianza </text:span>viene determinado por los argumentos de entrada y valores de salida de<text:span text:style-name="T81">l</text:span> test.</text:p>
      <text:p text:style-name="P2"/>
      <text:p text:style-name="P15">- <text:span text:style-name="T32">Prototipo de l</text:span><text:span text:style-name="T33">a funci</text:span><text:span text:style-name="T34">ón</text:span><text:span text:style-name="T29">:</text:span></text:p>
      <text:p text:style-name="P15"/>
      <text:p text:style-name="P31"><text:span text:style-name="T83">anova</text:span>_test(<text:span text:style-name="T83">matriz_datos, alpha=0.05</text:span>)</text:p>
      <text:p text:style-name="P23"/>
      <text:list xml:id="list6141257439600002478" text:style-name="L1">
        <text:list-item>
          <text:p text:style-name="P42"><text:span text:style-name="T36">“</text:span><text:span text:style-name="T37">matriz_datos</text:span><text:span text:style-name="T36">”: </text:span><text:span text:style-name="T46">lista de listas de conjuntos de datos. Cada conjunto de datos representa los resultados obtenidos por los algoritmos al ser aplicados sobre un problema concreto.</text:span></text:p>
        </text:list-item>
        <text:list-item>
          <text:p text:style-name="P42"><text:span text:style-name="T36">“</text:span><text:span text:style-name="T37">alpha</text:span><text:span text:style-name="T36">”: </text:span><text:span text:style-name="T46">nivel de significación o error tipo I (probabilidad de rechazar la hipótesis nula siendo cierta).</text:span></text:p>
        </text:list-item>
      </text:list>
      <text:p text:style-name="P15"><text:soft-page-break/>- <text:span text:style-name="T30">Datos devueltos</text:span>:</text:p>
      <text:p text:style-name="P15"/>
      <text:p text:style-name="P23">Diccionario que contiene los siguientes datos:</text:p>
      <text:p text:style-name="P15"><text:tab/></text:p>
      <text:list xml:id="list4618087194667916959" text:style-name="L2">
        <text:list-item>
          <text:p text:style-name="P43"><text:span text:style-name="T36">"</text:span><text:span text:style-name="T37">resultado</text:span><text:span text:style-name="T36">": </text:span><text:span text:style-name="T46">True ó False, que indica que el contraste es estadísticamente significativo o estadísticamente no significativo, dependiendo de si el p_valor es menor que el nivel de significación.</text:span></text:p>
        </text:list-item>
        <text:list-item>
          <text:p text:style-name="P43"><text:span text:style-name="T46">“</text:span><text:span text:style-name="T38">p_valor</text:span><text:span text:style-name="T46">”: probabilidad de obtener un valor al menos tan extremo como el estadístico hallado anteriormente suponiendo la hipótesis nula cierta.</text:span></text:p>
        </text:list-item>
        <text:list-item>
          <text:p text:style-name="P43"><text:span text:style-name="T46">“</text:span><text:span text:style-name="T38">estadistico</text:span><text:span text:style-name="T46">”: valor del estadístico en cuestión.</text:span></text:p>
        </text:list-item>
        <text:list-item>
          <text:p text:style-name="P43"><text:span text:style-name="T46">“</text:span><text:span text:style-name="T39">variaciones</text:span><text:span text:style-name="T46">”: </text:span><text:span text:style-name="T50">lista con las </text:span><text:span text:style-name="T49">variaci</text:span><text:span text:style-name="T50">ones</text:span><text:span text:style-name="T49"> o sumas de cuadrados total, entre tratamientos y variación del error (SCT, SCTR, SCE).</text:span></text:p>
        </text:list-item>
        <text:list-item>
          <text:p text:style-name="P43"><text:span text:style-name="T49">“</text:span><text:span text:style-name="T39">grados_libertad</text:span><text:span text:style-name="T49">”: </text:span><text:span text:style-name="T50">lista con los </text:span><text:span text:style-name="T49">grados de libertad totales, entre tratamientos y </text:span><text:span text:style-name="T50">del error (GLT, GLTR, GLE).</text:span></text:p>
        </text:list-item>
        <text:list-item>
          <text:p text:style-name="P44"><text:span text:style-name="T50">“</text:span><text:span text:style-name="T40">cuadrados_medios</text:span><text:span text:style-name="T50">”: lista con los cuadrados medios (suma cuadrados / grados libertad)</text:span><text:span text:style-name="T49"> total, entre tratamientos y variación del error (SCT, SCTR, SCE).</text:span></text:p>
        </text:list-item>
        <text:list-item>
          <text:p text:style-name="P44"><text:span text:style-name="T49">“</text:span><text:span text:style-name="T40">medias_algoritmos</text:span><text:span text:style-name="T49">”: </text:span><text:span text:style-name="T50">lista con las medias de los datos de cada tratamiento o algoritmo.</text:span></text:p>
        </text:list-item>
        <text:list-item>
          <text:p text:style-name="P44"><text:span text:style-name="T50">“</text:span><text:span text:style-name="T40">media_general</text:span><text:span text:style-name="T50">”: media de la lista de medias de los algoritmos.</text:span></text:p>
        </text:list-item>
      </text:list>
      <text:p text:style-name="P25"/>
      <text:p text:style-name="P31"><text:span text:style-name="T47">Test </text:span><text:span text:style-name="T48">POST-HOC</text:span></text:p>
      <text:p text:style-name="P9"/>
      <text:p text:style-name="P26">Introducción</text:p>
      <text:p text:style-name="P27"/>
      <text:p text:style-name="P31"><text:span text:style-name="T66">El</text:span><text:span text:style-name="T61"> test paramétrico de </text:span><text:span text:style-name="T66">análisis de varianza ANOVA</text:span><text:span text:style-name="T61">, da como resultado la existencia o no de diferencias </text:span><text:span text:style-name="T60">significativas entre </text:span><text:span text:style-name="T66">las medias de </text:span><text:span text:style-name="T60">los algoritmos. Es decir, nos dice si el contraste de hipótesis es o no estadísticamente significativo. Si se rechaza la hipótesis nula de “todos </text:span><text:span text:style-name="T66">las medias de </text:span><text:span text:style-name="T60">los algoritmos son iguales”, sabremos que exist</text:span><text:span text:style-name="T67">e</text:span><text:span text:style-name="T60"> </text:span><text:span text:style-name="T67">algún algoritmo con </text:span><text:span text:style-name="T66">media </text:span><text:span text:style-name="T67">diferente</text:span><text:span text:style-name="T60">. Sin embargo, </text:span><text:span text:style-name="T62">puede ocurrir que un algoritmo presente un</text:span><text:span text:style-name="T66">a media</text:span><text:span text:style-name="T62"> similar a otro u otros y por tanto se pueda considerar igual.</text:span></text:p>
      <text:p text:style-name="P31"><text:span text:style-name="T62"><text:tab/></text:span><text:span text:style-name="T66">Este</text:span><text:span text:style-name="T63"> test </text:span><text:span text:style-name="T68">c</text:span><text:span text:style-name="T64">ompara </text:span><text:span text:style-name="T68">las medias de </text:span><text:span text:style-name="T64">todos los algoritmos </text:span><text:span text:style-name="T68">entre sí</text:span><text:span text:style-name="T64">. Habrá K*(K-1)/2 comparaciones </text:span><text:span text:style-name="T69">(contrastes)</text:span><text:span text:style-name="T64">.</text:span></text:p>
      <text:p text:style-name="P13"><text:span text:style-name="T71"><text:tab/>En este </text:span><text:span text:style-name="T70">punto</text:span><text:span text:style-name="T71">, se expone primeramente una breve explicación sobre </text:span><text:span text:style-name="T73">el</text:span><text:span text:style-name="T71"> test </text:span><text:span text:style-name="T70">POST-HOC</text:span><text:span text:style-name="T71"> implementado en la plataforma web y luego se detalla el diseño de l</text:span><text:span text:style-name="T72">a</text:span><text:span text:style-name="T71">s </text:span><text:span text:style-name="T72">func</text:span><text:span text:style-name="T73">ión</text:span><text:span text:style-name="T72"> </text:span><text:span text:style-name="T71">de</text:span><text:span text:style-name="T73">l</text:span><text:span text:style-name="T71"> test </text:span><text:span text:style-name="T72">(prototipo y valores devueltos)</text:span><text:span text:style-name="T71">.</text:span></text:p>
      <text:p text:style-name="P33"/>
      <text:p text:style-name="P5"><text:span text:style-name="T65">E</text:span><text:span text:style-name="T60">xplicación </text:span><text:span text:style-name="T65">general </text:span><text:span text:style-name="T60">del test</text:span></text:p>
      <text:p text:style-name="P34"/>
      <text:p text:style-name="P31"><text:span text:style-name="T74">Test de Bonferroni:</text:span><text:span text:style-name="T75"> <text:s/></text:span><text:span text:style-name="T76">E</text:span><text:span text:style-name="T77">l </text:span><text:span text:style-name="T78">test de Bonferroni comienza identificando el número de comparaciones y el nombre de cada comparación (algoritmos involucrados). Luego, con las medias de los algoritmos y con el cuadrado medio del error se calculan los m=K*(K-1)/2 estadísticos, que se distribuyen como una distribución T de Student.</text:span></text:p>
      <text:p text:style-name="P32"><text:span text:style-name="T78"><text:tab/>Una vez se hallen los estadísticos se calculan los p_valores y se ordenan los datos en función del p_valor (de más a menos significativo). Por último, con los p_valores y el valor alpha adaptado a las m comparaciones se contrastan las hipótesis (rechazo si el p_valor es menor que el nuevo alpha) y se hallan los p_valores ajustados (</text:span><text:span text:style-name="T79">p_valores que dependen de toda la familia de comparaciones y no sólo de una comparación</text:span><text:span text:style-name="T78">).</text:span></text:p>
      <text:p text:style-name="P48"/>
      <text:p text:style-name="P39"/>
      <text:p text:style-name="P39"/>
      <text:p text:style-name="P39"/>
      <text:p text:style-name="P39"/>
      <text:p text:style-name="P39"/>
      <text:p text:style-name="P22"><text:soft-page-break/><text:span text:style-name="T31">D</text:span><text:span text:style-name="T30">iseño</text:span></text:p>
      <text:p text:style-name="P3"/>
      <text:p text:style-name="P12">El diseño del test <text:span text:style-name="T86">POST-HOC </text:span>viene determinado por los argumentos de entrada y valores de salida del test.</text:p>
      <text:p text:style-name="P3"/>
      <text:p text:style-name="P17">- <text:span text:style-name="T32">Prototipo de l</text:span><text:span text:style-name="T35">a</text:span><text:span text:style-name="T33"> funci</text:span><text:span text:style-name="T35">ón</text:span><text:span text:style-name="T29">:</text:span></text:p>
      <text:p text:style-name="P17"/>
      <text:p text:style-name="P41">bonferroni_test(<text:span text:style-name="T87">nombres_algoritmos, medias_algoritmos, cuadrado_medio_error, N, alpha=0.05</text:span>)</text:p>
      <text:p text:style-name="P19"/>
      <text:list xml:id="list4382504246476878459" text:style-name="L3">
        <text:list-item>
          <text:p text:style-name="P40"><text:span text:style-name="T29">“</text:span><text:span text:style-name="T84">nombres_</text:span><text:span text:style-name="T85">algoritmos</text:span><text:span text:style-name="T29">”: lista de los nombres de los algoritmos.</text:span></text:p>
        </text:list-item>
        <text:list-item>
          <text:p text:style-name="P40"><text:span text:style-name="T29">“</text:span><text:span text:style-name="T84">medias_algoritmos</text:span><text:span text:style-name="T29">”: lista con las medias de los datos de cada tratamiento o algoritmo.</text:span></text:p>
        </text:list-item>
        <text:list-item>
          <text:p text:style-name="P40"><text:span text:style-name="T29">“</text:span><text:span text:style-name="T85">cuadrado_medio_error</text:span><text:span text:style-name="T29">”: valor del cuadrado medio del error (suma cuadrados error / grados libertad error).</text:span></text:p>
        </text:list-item>
        <text:list-item>
          <text:p text:style-name="P45"><text:span text:style-name="T46">“</text:span><text:span text:style-name="T41">N</text:span><text:span text:style-name="T46">”: Número de conjuntos de datos</text:span><text:span text:style-name="T54">.</text:span></text:p>
        </text:list-item>
      </text:list>
      <text:list xml:id="list1333982592096876606" text:style-name="L4">
        <text:list-item>
          <text:p text:style-name="P46"><text:span text:style-name="T36">“</text:span><text:span text:style-name="T37">alpha</text:span><text:span text:style-name="T36">”: </text:span><text:span text:style-name="T46">nivel de significación o error tipo I (probabilidad de rechazar la hipótesis nula siendo cierta).</text:span></text:p>
        </text:list-item>
      </text:list>
      <text:p text:style-name="P17"/>
      <text:p text:style-name="P17">- <text:span text:style-name="T30">Datos devueltos</text:span>:</text:p>
      <text:p text:style-name="P17"/>
      <text:p text:style-name="P24">Diccionario que contiene los siguientes datos:</text:p>
      <text:p text:style-name="P17"><text:tab/></text:p>
      <text:list xml:id="list8302185672758517175" text:style-name="L5">
        <text:list-item>
          <text:p text:style-name="P47"><text:span text:style-name="T36">"</text:span><text:span text:style-name="T37">resultado</text:span><text:span text:style-name="T36">": </text:span><text:span text:style-name="T55">lista de valores </text:span><text:span text:style-name="T46">True ó False, que indica </text:span><text:span text:style-name="T55">si cada uno de los</text:span><text:span text:style-name="T46"> contraste</text:span><text:span text:style-name="T55">s</text:span><text:span text:style-name="T46"> es </text:span><text:span text:style-name="T55">o no </text:span><text:span text:style-name="T46">estadísticamente significativo, dependiendo de si </text:span><text:span text:style-name="T56">cada uno de los</text:span><text:span text:style-name="T46"> p_valor</text:span><text:span text:style-name="T56">es</text:span><text:span text:style-name="T46"> es menor que el nivel de significación.</text:span></text:p>
        </text:list-item>
        <text:list-item>
          <text:p text:style-name="P47"><text:span text:style-name="T46">“</text:span><text:span text:style-name="T38">p_valor</text:span><text:span text:style-name="T42">es</text:span><text:span text:style-name="T46">”: </text:span><text:span text:style-name="T56">lista de </text:span><text:span text:style-name="T46">probabilidad</text:span><text:span text:style-name="T56">es</text:span><text:span text:style-name="T46"> de obtener un valor al menos tan extremo como </text:span><text:span text:style-name="T56">cada uno de los estadísticos</text:span><text:span text:style-name="T46"> hallado</text:span><text:span text:style-name="T56">s </text:span><text:span text:style-name="T46">suponiendo la hipótesis nula cierta.</text:span></text:p>
        </text:list-item>
        <text:list-item>
          <text:p text:style-name="P47"><text:span text:style-name="T46">“</text:span><text:span text:style-name="T42">valores_</text:span><text:span text:style-name="T45">t</text:span><text:span text:style-name="T46">”: </text:span><text:span text:style-name="T56">lista de </text:span><text:span text:style-name="T46">valor</text:span><text:span text:style-name="T56">es</text:span><text:span text:style-name="T46"> </text:span><text:span text:style-name="T56">o </text:span><text:span text:style-name="T46">estadístico</text:span><text:span text:style-name="T56">s para cada comparación</text:span><text:span text:style-name="T46">.</text:span></text:p>
        </text:list-item>
        <text:list-item>
          <text:p text:style-name="P47"><text:span text:style-name="T46">“</text:span><text:span text:style-name="T43">p_valores ajustados</text:span><text:span text:style-name="T46">”: lista de los </text:span><text:span text:style-name="T57">p_valores de las comparaciones ajustados a toda la familia de comparaciones.</text:span></text:p>
        </text:list-item>
        <text:list-item>
          <text:p text:style-name="P47"><text:span text:style-name="T46">“</text:span><text:span text:style-name="T44">alpha</text:span><text:span text:style-name="T46">”: </text:span><text:span text:style-name="T58">Nivel de significación </text:span><text:span text:style-name="T59">(modificado según el valor de m).</text:span></text:p>
        </text:list-item>
      </text:list>
      <text:list xml:id="list382189777604420735" text:style-name="L6">
        <text:list-item>
          <text:p text:style-name="P49"><text:span text:style-name="T51">“</text:span><text:span text:style-name="T53">comparaciones</text:span><text:span text:style-name="T51">”: </text:span><text:span text:style-name="T52">lista donde cada elemento es un texto que contiene los nombres de los dos algoritmos involucrados en la comparación tal como “algoritmoA vs algoritmoB”. Se ordena según del p_valor de la comparación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00:16:39.983631834</meta:creation-date>
    <dc:date>2014-06-08T20:47:12.512690125</dc:date>
    <meta:editing-duration>PT5H35M45S</meta:editing-duration>
    <meta:editing-cycles>16</meta:editing-cycles>
    <meta:generator>LibreOffice/4.1.3.2$Linux_X86_64 LibreOffice_project/410m0$Build-2</meta:generator>
    <dc:creator>adrian </dc:creator>
    <meta:document-statistic meta:table-count="0" meta:image-count="0" meta:object-count="0" meta:page-count="3" meta:paragraph-count="55" meta:word-count="1045" meta:character-count="6664" meta:non-whitespace-character-count="5683"/>
  </office:meta>
</office:document-meta>
</file>